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0608" officeooo:paragraph-rsid="001a0608"/>
    </style:style>
    <style:style style:name="P2" style:family="paragraph" style:parent-style-name="Standard">
      <style:paragraph-properties fo:text-align="justify" style:justify-single-word="false"/>
      <style:text-properties officeooo:rsid="001af1ea" officeooo:paragraph-rsid="001af1ea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af1ea" officeooo:paragraph-rsid="001af1ea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af1ea" officeooo:paragraph-rsid="001af1ea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06b19" officeooo:paragraph-rsid="00206b19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f2561" officeooo:paragraph-rsid="001f2561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19bc4" officeooo:paragraph-rsid="00219bc4"/>
    </style:style>
    <style:style style:name="T1" style:family="text">
      <style:text-properties officeooo:rsid="001a5b36"/>
    </style:style>
    <style:style style:name="T2" style:family="text">
      <style:text-properties officeooo:rsid="001d9e42"/>
    </style:style>
    <style:style style:name="T3" style:family="text">
      <style:text-properties officeooo:rsid="00206b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es villes, il y a diverses machines t<text:span text:style-name="T2">a</text:span>rabiscotées qui aident au quotidien. Mais ces machines ne sont pas de grande envergure. Il existe cependant de vraies machines impressionnantes, mais elles restent à la marge. On peut parfois croiser des chevaux entièrement mécaniques et à vapeur <text:span text:style-name="T1">par exemple. Il existe aussi quelques véhicules qui carburent à l'huile de castor, mais ils sont onéreux et difficiles à recharger si on veut faire de longs voyages. </text:span></text:p>
      <text:p text:style-name="P1"/>
      <text:p text:style-name="P2">Dans les villes, il y a généralement :</text:p>
      <text:list xml:id="list3248658861" text:style-name="L1">
        <text:list-item>
          <text:p text:style-name="P3">un sheriff + bureau + prison</text:p>
        </text:list-item>
        <text:list-item>
          <text:p text:style-name="P3">un maire</text:p>
        </text:list-item>
        <text:list-item>
          <text:p text:style-name="P3">un croque mort</text:p>
        </text:list-item>
        <text:list-item>
          <text:p text:style-name="P3">un saloon</text:p>
        </text:list-item>
        <text:list-item>
          <text:p text:style-name="P3">un magasin général</text:p>
        </text:list-item>
        <text:list-item>
          <text:p text:style-name="P3">des éleveurs ou des cow boys + ranch<text:span text:style-name="T3">s</text:span></text:p>
        </text:list-item>
        <text:list-item>
          <text:p text:style-name="P3">un barbier/médecin/arracheur de dents</text:p>
        </text:list-item>
        <text:list-item>
          <text:p text:style-name="P3">des habitants</text:p>
        </text:list-item>
        <text:list-item>
          <text:p text:style-name="P3">une institutrice et une école</text:p>
        </text:list-item>
        <text:list-item>
          <text:p text:style-name="P3">une église avec un homme de Dieu <text:span text:style-name="T3">(quelque soit sa religion)</text:span></text:p>
        </text:list-item>
        <text:list-item>
          <text:p text:style-name="P3">un arrêt de diligence</text:p>
        </text:list-item>
        <text:list-item>
          <text:p text:style-name="P5">des maisons en bois</text:p>
        </text:list-item>
        <text:list-item>
          <text:p text:style-name="P5">une avenue principale</text:p>
        </text:list-item>
      </text:list>
      <text:p text:style-name="P2"/>
      <text:p text:style-name="P2">Mais dans les plus grandes villes, on peut aussi trouver : </text:p>
      <text:list xml:id="list3083950928" text:style-name="L2">
        <text:list-item>
          <text:p text:style-name="P4">un blanchisseur</text:p>
        </text:list-item>
        <text:list-item>
          <text:p text:style-name="P4">un tailleur</text:p>
        </text:list-item>
        <text:list-item>
          <text:p text:style-name="P4">un juge et un tribunal <text:span text:style-name="T3">et une potence</text:span></text:p>
        </text:list-item>
        <text:list-item>
          <text:p text:style-name="P4">un lieu pour le rodéo</text:p>
        </text:list-item>
        <text:list-item>
          <text:p text:style-name="P4">divers magasins</text:p>
        </text:list-item>
        <text:list-item>
          <text:p text:style-name="P4">un pony express</text:p>
        </text:list-item>
        <text:list-item>
          <text:p text:style-name="P4">un horloger (pour la biomécanique)</text:p>
        </text:list-item>
        <text:list-item>
          <text:p text:style-name="P4">un télégraphe</text:p>
        </text:list-item>
        <text:list-item>
          <text:p text:style-name="P4">une station de train (une gare)</text:p>
        </text:list-item>
        <text:list-item>
          <text:p text:style-name="P4">un restaurant</text:p>
        </text:list-item>
        <text:list-item>
          <text:p text:style-name="P4">un maison de jeu/maison close</text:p>
        </text:list-item>
        <text:list-item>
          <text:p text:style-name="P4">des cireurs de chaussures</text:p>
        </text:list-item>
        <text:list-item>
          <text:p text:style-name="P4">une caserne/un fort pas loin</text:p>
        </text:list-item>
        <text:list-item>
          <text:p text:style-name="P4">une banque</text:p>
        </text:list-item>
        <text:list-item>
          <text:p text:style-name="P4">des usines</text:p>
        </text:list-item>
        <text:list-item>
          <text:p text:style-name="P4">un journaliste et une gazette</text:p>
        </text:list-item>
        <text:list-item>
          <text:p text:style-name="P6">un détective privé</text:p>
        </text:list-item>
        <text:list-item>
          <text:p text:style-name="P6">des chasseurs de prime</text:p>
        </text:list-item>
        <text:list-item>
          <text:p text:style-name="P7">des indiens (réserve à proximité, commerce)</text:p>
        </text:list-item>
        <text:list-item>
          <text:p text:style-name="P7">des trappeurs</text:p>
        </text:list-item>
        <text:list-item>
          <text:p text:style-name="P7">des esclaves en fuite ou affranchis</text:p>
        </text:list-item>
        <text:list-item>
          <text:p text:style-name="P7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32S</meta:editing-duration>
    <meta:editing-cycles>10</meta:editing-cycles>
    <meta:generator>LibreOffice/5.3.6.1$Windows_x86 LibreOffice_project/686f202eff87ef707079aeb7f485847613344eb7</meta:generator>
    <dc:date>2020-09-01T14:30:53.100000000</dc:date>
    <meta:document-statistic meta:table-count="0" meta:image-count="0" meta:object-count="0" meta:page-count="1" meta:paragraph-count="38" meta:word-count="267" meta:character-count="1372" meta:non-whitespace-character-count="1176"/>
    <meta:user-defined meta:name="Info 1"/>
    <meta:user-defined meta:name="Info 2"/>
    <meta:user-defined meta:name="Info 3"/>
    <meta:user-defined meta:name="Info 4"/>
  </office:meta>
</office:document-meta>
</file>